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son 2</text:h>
      <text:p text:style-name="P3">Objectives:</text:p>
      <text:p text:style-name="Text_20_body">Develop basic familiarity with the main parts of the default user interface.</text:p>
      <text:p text:style-name="Text_20_body">We'll start by splitting up the user interface into 4 or 5 areas. </text:p>
      <text:p text:style-name="Text_20_body">We'll start with the 3D viewport. You'll spend a lot of time modelling and animating using the 3D viewport. Each time you create a new blender project, the 3D viewport shows the default cube in the centre, the camera to the left with the black triangle above it, a lamp shown by a black spot and two circles. In the exact centre of the 3D view there are 3 features all sitting on top of each other. First is the 3D cursor which is a black cross hair and white circle. If you inserted a new object it would appear at the 3D cursor. You move the 3D cursor by left clicking the mouse, more on that later though. Second is the object manipulator, which starts off as the red, green and blue axis lines plus another white circle. Clicking and dragging the circle will move the default cube. Finally, there is a orange circle in the middle of the cube, this marks the centre of the cube. The object centre is used, among other things as a pivot point for rotations. Later you'll see how to move the object centre and perform rotations. One final thing to note in the 3D view, toward s the bottom left of the area you will see red, green and blue labelled xyz axes, these can give a handy quick reference to see how the view port is oriented as you work. We'll see how to change the orientation soon in the course.</text:p>
      <text:p text:style-name="Text_20_body"/>
      <text:p text:style-name="Text_20_body">Now, a quick look at the timeline. Near the bottom you will find the timeline. This can be used for scrubbing through animation sequences, either using the playback controls or clicking and dragging with the mouse.</text:p>
      <text:p text:style-name="Text_20_body">Next, the Toolshelf. The toolshelf area is on the left. The available tools will vary depending on what you are doing, so at the moment we can see translate, rotate and scale which would allow us to move or spin the cube, in addition to using the 3D manipulators we saw when introducing the 3D view. You can make the toolshelf disappear and reappear by first putting you mouse in the 3D area pressing T on the keyboard. </text:p>
      <text:p text:style-name="Text_20_body">Just to the right of the 3D viewport is the Object Properties panel. This shows the relevant properties for the selected object. So for our cube, we can see (and we can edit) the location and rotation etc. You can use the mouse wheel to scroll this area if there is not enough space to show all the options. This can be made to disappear and reappear using the N key.</text:p>
      <text:p text:style-name="P1">Lastly in this introduction, is the buttons window, to the far right of blender's screen. Many of blender's powerful features are accessed through this area, such as motion constraints and particle systems along with more basic features of your project such as world conditions (like sky colour), camera properties such as resolution, materials and textures to make your models appear as though made of wood or glass and so forth.</text:p>
      <text:p text:style-name="P1">It should be noted that all of the positions of the panels can be changed to suit your way of working. (Although beyond the scope of this lesson).</text:p>
      <text:p text:style-name="P4">Quiz Questions: Due Date</text:p>
      <text:list xml:id="list2049221269" text:style-name="L1">
        <text:list-item>
          <text:p text:style-name="P2">The video introduced 5 areas of the blender interface. Can you name areas labelled 1 and 4?</text:p>
        </text:list-item>
        <text:list-item>
          <text:p text:style-name="P2">Name this (graphic) (e.g. 3D cursor, or camera, or manipulator)</text:p>
        </text:list-item>
        <text:list-item>
          <text:p text:style-name="P2">What key can you press if you need to hide the toolshelf?</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cGinlay</meta:initial-creator>
    <meta:creation-date>2012-07-30T13:41:47</meta:creation-date>
    <meta:document-statistic meta:table-count="0" meta:image-count="0" meta:object-count="0" meta:page-count="1" meta:paragraph-count="14" meta:word-count="607" meta:character-count="3286" meta:non-whitespace-character-count="2694"/>
    <dc:date>2012-07-30T13:42:09</dc:date>
    <dc:creator>Chris McGinlay</dc:creator>
    <meta:editing-duration>PT22S</meta:editing-duration>
    <meta:editing-cycles>1</meta:editing-cycles>
    <meta:generator>LibreOffice/3.4$Unix LibreOffice_project/340m1$Build-402</meta:generator>
  </office:meta>
</office:document-meta>
</file>